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chichten" style:family="table">
      <style:table-properties style:width="17.013cm" fo:margin-left="0cm" table:align="left" style:may-break-between-rows="false"/>
    </style:style>
    <style:style style:name="Schichten.A" style:family="table-column">
      <style:table-column-properties style:column-width="4.207cm"/>
    </style:style>
    <style:style style:name="Schichten.B" style:family="table-column">
      <style:table-column-properties style:column-width="12.806cm"/>
    </style:style>
    <style:style style:name="Schichten.A1" style:family="table-cell">
      <style:table-cell-properties fo:padding="0.097cm" fo:border-left="0.05pt solid #000000" fo:border-right="none" fo:border-top="0.05pt solid #000000" fo:border-bottom="0.05pt solid #000000"/>
    </style:style>
    <style:style style:name="Schichten.B1" style:family="table-cell">
      <style:table-cell-properties fo:padding="0.097cm" fo:border="0.05pt solid #000000"/>
    </style:style>
    <style:style style:name="Schichten.A2" style:family="table-cell">
      <style:table-cell-properties fo:padding="0.097cm" fo:border-left="0.05pt solid #000000" fo:border-right="none" fo:border-top="none" fo:border-bottom="0.05pt solid #000000"/>
    </style:style>
    <style:style style:name="Schichten.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officeooo:rsid="000a59d6" officeooo:paragraph-rsid="000acca2"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text-properties style:text-underline-style="none" fo:font-weight="normal" officeooo:rsid="000acca2" officeooo:paragraph-rsid="000acca2" style:font-weight-asian="normal" style:font-weight-complex="normal"/>
    </style:style>
    <style:style style:name="P8" style:family="paragraph" style:parent-style-name="Standard">
      <style:text-properties style:text-underline-style="none" fo:font-weight="normal" officeooo:rsid="000f221d" officeooo:paragraph-rsid="000f221d" style:font-weight-asian="normal" style:font-weight-complex="normal"/>
    </style:style>
    <style:style style:name="P9" style:family="paragraph" style:parent-style-name="Standard">
      <style:text-properties style:text-underline-style="none" fo:font-weight="normal" officeooo:rsid="00129155" officeooo:paragraph-rsid="00144902" style:font-weight-asian="normal" style:font-weight-complex="normal"/>
    </style:style>
    <style:style style:name="P10" style:family="paragraph" style:parent-style-name="Standard">
      <style:text-properties style:text-underline-style="none" fo:font-weight="normal" officeooo:rsid="00144902" officeooo:paragraph-rsid="00144902" style:font-weight-asian="normal" style:font-weight-complex="normal"/>
    </style:style>
    <style:style style:name="P11" style:family="paragraph" style:parent-style-name="Standard">
      <style:text-properties style:text-underline-style="solid" style:text-underline-width="auto" style:text-underline-color="font-color" fo:font-weight="bold" officeooo:rsid="000acca2" officeooo:paragraph-rsid="000acca2"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e8cf4" officeooo:paragraph-rsid="000e8cf4"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44902" officeooo:paragraph-rsid="00144902" style:font-weight-asian="bold" style:font-weight-complex="bold"/>
    </style:style>
    <style:style style:name="P14" style:family="paragraph" style:parent-style-name="Table_20_Contents" style:list-style-name="L3"/>
    <style:style style:name="P15" style:family="paragraph" style:parent-style-name="Table_20_Contents" style:list-style-name="L4"/>
    <style:style style:name="P16" style:family="paragraph" style:parent-style-name="Table_20_Contents" style:list-style-name="L5"/>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e8cf4"/>
    </style:style>
    <style:style style:name="T3" style:family="text">
      <style:text-properties officeooo:rsid="000f221d"/>
    </style:style>
    <style:style style:name="T4" style:family="text">
      <style:text-properties officeooo:rsid="001112a8"/>
    </style:style>
    <style:style style:name="T5" style:family="text">
      <style:text-properties officeooo:rsid="00144902"/>
    </style:style>
    <style:style style:name="T6" style:family="text">
      <style:text-properties officeooo:rsid="00157ace"/>
    </style:style>
    <style:style style:name="T7" style:family="text">
      <style:text-properties officeooo:rsid="0015b1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erlegung für die Übertragung der Informationen mittels einer Münze</text:p>
      <text:p text:style-name="P2">Durch das umdrehen drehen einer Münze können wir eine Bit folge senden. Zahl für 1 und Kopf für 0. Dadurch können auch längere Kommunikationen stattfinden. Es ist aber ein wenig langsam deswegen auch Aufgabe 5. <text:s/></text:p>
      <text:p text:style-name="P2"/>
      <text:p text:style-name="P1">Fragen</text:p>
      <text:list xml:id="list6912010978052604826" text:style-name="L1">
        <text:list-item>
          <text:p text:style-name="P5">Welche Reihe?</text:p>
        </text:list-item>
        <text:list-item>
          <text:p text:style-name="P5">Wer ist dran?</text:p>
        </text:list-item>
        <text:list-item>
          <text:p text:style-name="P5">Wer fängt an?</text:p>
        </text:list-item>
        <text:list-item>
          <text:p text:style-name="P5">Wann gewonnen?</text:p>
        </text:list-item>
        <text:list-item>
          <text:p text:style-name="P5">Wann unentschieden?</text:p>
        </text:list-item>
        <text:list-item>
          <text:p text:style-name="P5">Ist die Reihe voll?</text:p>
        </text:list-item>
      </text:list>
      <text:p text:style-name="P2"/>
      <text:p text:style-name="P2">Können wir aufteilen in Spieler </text:p>
      <text:p text:style-name="P2"/>
      <text:p text:style-name="P2">Wir müssen mit einer Bit folge feststellen wie wir diese Informationen übertragen wollen.</text:p>
      <text:p text:style-name="P2">Als erstes müssen wir klären wer denn anfängt. Die kann durch werfen der Münze passieren. Kopf für Spieler 1 und Zahl für Spieler 2. </text:p>
      <text:p text:style-name="P2"/>
      <text:p text:style-name="P2">Es gibt insgesamt 7 reihen mit 6 Feldern. Für die 7 reihen benötigen wir also 3 Bits. Von 001(1) bis 111(7). </text:p>
      <text:p text:style-name="P1"/>
      <text:p text:style-name="P2">Wer ist dran kann mit der <text:span text:style-name="T1">Rückantwort</text:span> des Spiels geschehen. Also die beantwortet ob jemand gewonnen hat kommt noch hinzu wer dran ist. <text:s/>Dadurch lassen wir auch nur eine Übertragung zur zeit zu.</text:p>
      <text:p text:style-name="P2"/>
      <text:p text:style-name="P2">Wir müssen also noch dafür sorgen das es eine Bit folge gibt die Signalisiert wann wer gewonnen hat. Also ein Rückruf nach der Eingabe der Münze. Diese müsste auch wieder beinhalten den Spieler und ob gewonnen oder verloren. </text:p>
      <text:p text:style-name="P2"/>
      <text:p text:style-name="P1">Zu den Schichten</text:p>
      <text:p text:style-name="P2"/>
      <text:p text:style-name="P2">Wir brauchen jedenfalls die Bitübertragungsschicht, denn diese legt ja unsere Übertragung über das Medium Münze fest. Also das hat Kopf 0 ist und Zahl 1. <text:s/>Bei der Sicherungsschicht bin ich mir nicht sicher. Die Vermittlungsschicht können wir weglassen da wir uns sehen. <text:s/>Wir haben ja auch nur eine Verbindung zur zeit. <text:s/></text:p>
      <text:p text:style-name="P2"/>
      <text:p text:style-name="P1">Wer fängt an</text:p>
      <text:p text:style-name="P1"/>
      <text:p text:style-name="P2">Beide halten ihre münzen solange hoch bis zwei verschiedene sind. Dementprechend ist man diese Münze. </text:p>
      <text:p text:style-name="P2">Beide halten ihre Münze hoch, wenn zwei Münzen gleich sind fängt dementsprechend diese Münze an. </text:p>
      <text:p text:style-name="P2"/>
      <text:p text:style-name="P1">Zug</text:p>
      <text:p text:style-name="P2">Zum senden eines Feldes werden werden 3 Bits gesendet 000 bis 110. Nach dem senden des Feldes, wird ein fertig gesendet(100). Danach sendet der gegenüber das Feld als Bestätigung zurück. Danach schickt wieder Kommunikationspartner 1 ein Weiter(011) wenn das Feld richtig war. Ansonsten ein Nochmal (111) und schickt das Feld nochmal. Wenn das Feld das richtige war schickt auch Kommunikationspartner 2 ein Weiter, wenn er es aufgeschrieben hatte. Ansonsten wiederholt sich der Vorgang. Bei „Unentschieden“ wird statt einem Weiter ein (101) geschickt, bei „Gewonnen“(110) und bei „Reihe voll“ (001).</text:p>
      <text:p text:style-name="P2"><text:soft-page-break/></text:p>
      <text:p text:style-name="P2"/>
      <text:p text:style-name="P1">Bedeutung der Bits</text:p>
      <text:list xml:id="list2334413806696481966" text:style-name="L2">
        <text:list-item>
          <text:p text:style-name="P6">001 Reihe voll</text:p>
        </text:list-item>
        <text:list-item>
          <text:p text:style-name="P6">110 Gewonnen</text:p>
        </text:list-item>
        <text:list-item>
          <text:p text:style-name="P6">101 Unentschieden</text:p>
        </text:list-item>
        <text:list-item>
          <text:p text:style-name="P6">011 Weiter</text:p>
        </text:list-item>
        <text:list-item>
          <text:p text:style-name="P6">100 Fertig</text:p>
        </text:list-item>
        <text:list-item>
          <text:p text:style-name="P6">111 Nochmal bei fehl Übertragung </text:p>
        </text:list-item>
      </text:list>
      <text:p text:style-name="P2"/>
      <text:p text:style-name="P2"/>
      <table:table table:name="Schichten" table:style-name="Schichten">
        <table:table-column table:style-name="Schichten.A"/>
        <table:table-column table:style-name="Schichten.B"/>
        <table:table-row>
          <table:table-cell table:style-name="Schichten.A1" office:value-type="string">
            <text:p text:style-name="Table_20_Contents">Anwendungsschicht</text:p>
          </table:table-cell>
          <table:table-cell table:style-name="Schichten.B1" office:value-type="string">
            <text:list xml:id="list7365012437770347621" text:style-name="L3">
              <text:list-item>
                <text:p text:style-name="P14">sende/setze Spielzug</text:p>
              </text:list-item>
              <text:list-item>
                <text:p text:style-name="P14">Sieg/Unentschieden/Reihe voll/Weiter/Fertig</text:p>
              </text:list-item>
              <text:list-item>
                <text:p text:style-name="P14">Bei keiner Bestätigung erneute Übertragung</text:p>
              </text:list-item>
            </text:list>
          </table:table-cell>
        </table:table-row>
        <table:table-row>
          <table:table-cell table:style-name="Schichten.A2" office:value-type="string">
            <text:p text:style-name="Table_20_Contents">Sicherungsschicht</text:p>
          </table:table-cell>
          <table:table-cell table:style-name="Schichten.B2" office:value-type="string">
            <text:list xml:id="list2774389927004247229" text:style-name="L4">
              <text:list-item>
                <text:p text:style-name="P15">Übersetzen der Befehle in Bits</text:p>
              </text:list-item>
              <text:list-item>
                <text:p text:style-name="P15">Fehlererkennung</text:p>
              </text:list-item>
            </text:list>
          </table:table-cell>
        </table:table-row>
        <table:table-row>
          <table:table-cell table:style-name="Schichten.A2" office:value-type="string">
            <text:p text:style-name="Table_20_Contents">Bitübertragungsschicht</text:p>
          </table:table-cell>
          <table:table-cell table:style-name="Schichten.B2" office:value-type="string">
            <text:list xml:id="list2572327899164541252" text:style-name="L5">
              <text:list-item>
                <text:p text:style-name="P16">Überträgt Bits über das Medium Münze </text:p>
              </text:list-item>
            </text:list>
          </table:table-cell>
        </table:table-row>
      </table:table>
      <text:p text:style-name="P2"><text:s text:c="4"/></text:p>
      <text:p text:style-name="P2">Noch eine Art Synchronisierung erledigen, dass auch die Felder auf beiden Seiten gleich gefüllt wird.</text:p>
      <text:p text:style-name="P2"/>
      <text:p text:style-name="P1">Aufgabe 5</text:p>
      <text:p text:style-name="P2">Die Stifte werden so gelegt, dass ein quer gelegter Stift eine 0 ist und ein vertikaler Stift ist eine 1. Durch die Bitweise Übertragung bleiben die Bedingungen gleich wie bei der Münze. <text:s/><text:span text:style-name="T2">Durch die verschiedenen Winkel können auch mehr Informationen auf einmal übertragen werden. </text:span></text:p>
      <text:p text:style-name="P2"/>
      <text:p text:style-name="P1">Aufgabe6</text:p>
      <text:p text:style-name="P2"/>
      <text:p text:style-name="P8">Im Raum sitzt ein Rechtevergeber. Dieser ist nur dafür zuständig, die Rechte zu vergeben wer gerade <text:s/>Klatschen darf. Dieser überträgt keine Daten. Die Gruppe hat eine bestimmte Anzahl an Nachrichten zeit diese Nachricht zu vermitteln danach sorgt der Rechtevergebe<text:span text:style-name="T4">r</text:span> dafür das wieder eine andere Gruppe Nachrichten verschicken darf. </text:p>
      <text:p text:style-name="P3"><text:span text:style-name="T3">Geregelt wird dies über die Sicherheitsschicht die über eine Medienzugriffskontrolle verfügt. </text:span></text:p>
      <text:p text:style-name="P3"/>
      <text:p text:style-name="P11">Aufgabe7</text:p>
      <text:p text:style-name="P8">Der Rechtevergeber vergibt auch wieder hier die rechte wer gerade senden darf. </text:p>
      <text:p text:style-name="P7">Jeder Teilnehmer besitzt eine Klatsch-ID (Reihenfolge/Rhythmus vom Klatschen). Um eine Nachricht an einen Kommunikationspartner zu schicken, klatscht man als erstes die zugehörige ID <text:span text:style-name="T3">und die zugehörige Nachricht, bis es von dem gewünschten Kommunikationspartner angenommen wird. So gesehen bekommt so jede Nachricht eine Art Header an der erkannt werden kann zu welchem Partner diese Nachricht verschickt werden soll. Dadurch kann das Spiel quasi im gleichen aufbauen bleiben nur die ersten Bits sind verschieden, da diese den Kommunikationspartner ausdrücken sollen. So erhält jeder Spielzug einen kleinen Overhead. Somit brauchen wir zusätzlich die Sicherungsschicht, die eine Id anhängt und dann dessen Menschen übermittelt. </text:span></text:p>
      <text:p text:style-name="P7"/>
      <text:p text:style-name="P12">Aufgabe8</text:p>
      <text:p text:style-name="P9">Die Nachrichten werden über eine dritte Person Vermittelt. Dies übernimmt di<text:span text:style-name="T5">e</text:span> Vermittlungsschicht. Die Daten werden mit einem Header versehen der so dass der Vermittler weiß in welche Reihe und welche Person schicken soll. <text:span text:style-name="T7">z.B. Haus 13, Raum 4 Person 7. Wird zu 13.4.7.</text:span></text:p>
      <text:p text:style-name="P9"/>
      <text:p text:style-name="P9"/>
      <text:p text:style-name="P13"><text:soft-page-break/>Aufgabe9</text:p>
      <text:p text:style-name="P10">Wir senden die Daten die wir senden können. Wenn der Knotenpunkt merkt, dass zu viele Informationen empfangen werden, dann sendet dieser ein Stoppsignal um den Datenfluss einzuschränken. So kann der Knoten zuerst seine Daten abarbeiten um danach den Datenfluss wieder aufzunehmen und die alten Daten die vorher gestoppt wurden weiter zu senden. Dies übernimmt die Transportschicht die ein Protokoll zur <text:span text:style-name="T6">Staukontrolle</text:span> enthält. </text:p>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41cm" fo:margin-bottom="2.01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93cm" fo:margin-left="0cm" fo:margin-right="0cm" fo:margin-top="0.499cm"/>
      </style:footer-style>
    </style:page-layout>
  </office:automatic-styles>
  <office:master-styles>
    <style:master-page style:name="Standard" style:page-layout-name="Mpm1">
      <style:footer>
        <text:p text:style-name="Footer">Von Sheraz Azad und Sven Marquar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3:19:49.815341640</meta:creation-date>
    <dc:date>2015-10-19T15:47:09.289034020</dc:date>
    <meta:editing-duration>PT4H1M55S</meta:editing-duration>
    <meta:editing-cycles>20</meta:editing-cycles>
    <meta:generator>LibreOffice/4.2.8.2$Linux_X86_64 LibreOffice_project/420m0$Build-2</meta:generator>
    <meta:document-statistic meta:table-count="1" meta:image-count="0" meta:object-count="0" meta:page-count="3" meta:paragraph-count="54" meta:word-count="780" meta:character-count="5070" meta:non-whitespace-character-count="4332"/>
  </office:meta>
</office:document-meta>
</file>